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2" svg:font-family="Tahoma"/>
    <style:font-face style:name="Times" svg:font-family="Times"/>
    <style:font-face style:name="DejaVu Sans Mono1" svg:font-family="'DejaVu Sans Mono'" style:font-family-generic="swiss"/>
    <style:font-face style:name="Helvetica2" svg:font-family="Helvetica" style:font-family-generic="swiss"/>
    <style:font-face style:name="Helvetica1" svg:font-family="Helvetica" style:font-adornments="Regular" style:font-family-generic="swiss"/>
    <style:font-face style:name="Times1" svg:font-family="Times" style:font-family-generic="swiss"/>
    <style:font-face style:name="DejaVu Sans Mono" svg:font-family="'DejaVu Sans Mono'" style:font-family-generic="swiss" style:font-pitch="fixed"/>
    <style:font-face style:name="DejaVu Sans Mono2" svg:font-family="'DejaVu Sans Mono'" style:font-family-generic="swiss" style:font-pitch="variable"/>
    <style:font-face style:name="Tahoma1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2" fo:font-size="10pt" style:font-size-asian="10pt" style:font-size-complex="10pt"/>
    </style:style>
    <style:style style:name="P2" style:family="paragraph" style:parent-style-name="Standard">
      <style:text-properties style:font-name="Helvetica2" fo:font-weight="bold" style:font-weight-asian="bold" style:font-weight-complex="bold"/>
    </style:style>
    <style:style style:name="P3" style:family="paragraph" style:parent-style-name="Standard">
      <style:paragraph-properties>
        <style:tab-stops/>
      </style:paragraph-properties>
      <style:text-properties style:font-name="Helvetica2" fo:font-weight="bold" style:font-weight-asian="bold" style:font-weight-complex="bold"/>
    </style:style>
    <style:style style:name="P4" style:family="paragraph" style:parent-style-name="Text_20_body">
      <style:text-properties style:font-name="Helvetica2"/>
    </style:style>
    <style:style style:name="P5" style:family="paragraph" style:parent-style-name="Text_20_body">
      <style:text-properties style:font-name="Helvetica2" fo:font-weight="bold" style:font-weight-asian="bold" style:font-weight-complex="bold"/>
    </style:style>
    <style:style style:name="P6" style:family="paragraph" style:parent-style-name="Text_20_body">
      <style:text-properties style:font-name="Helvetica2" fo:font-size="20pt" fo:font-weight="bold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style:font-name="Helvetica2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abl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style:font-name="Helvetica2"/>
    </style:style>
    <style:style style:name="P11" style:family="paragraph" style:parent-style-name="Text_20_body" style:list-style-name="L1">
      <style:text-properties style:font-name="Helvetica2"/>
    </style:style>
    <style:style style:name="P12" style:family="paragraph" style:parent-style-name="Text_20_body" style:list-style-name="L1">
      <style:text-properties style:font-name="Helvetica2"/>
    </style:style>
    <style:style style:name="P13" style:family="paragraph" style:parent-style-name="Text_20_body" style:list-style-name="L1">
      <style:text-properties style:font-name="Helvetica2"/>
    </style:style>
    <style:style style:name="P14" style:family="paragraph" style:parent-style-name="Text_20_body" style:list-style-name="L1">
      <style:text-properties style:font-name="Helvetica2"/>
    </style:style>
    <style:style style:name="P15" style:family="paragraph" style:parent-style-name="Text_20_body" style:list-style-name="L1">
      <style:text-properties style:font-name="Helvetica2"/>
    </style:style>
    <style:style style:name="P16" style:family="paragraph" style:parent-style-name="Text_20_body" style:list-style-name="L1">
      <style:text-properties style:font-name="Helvetica2"/>
    </style:style>
    <style:style style:name="P17" style:family="paragraph" style:parent-style-name="Text_20_body" style:list-style-name="L1">
      <style:text-properties style:font-name="Helvetica2"/>
    </style:style>
    <style:style style:name="P18" style:family="paragraph" style:parent-style-name="Text_20_body" style:list-style-name="L2">
      <style:text-properties style:font-name="Helvetica2"/>
    </style:style>
    <style:style style:name="P19" style:family="paragraph" style:parent-style-name="Text_20_body" style:list-style-name="L2">
      <style:text-properties style:font-name="Helvetica2"/>
    </style:style>
    <style:style style:name="P20" style:family="paragraph" style:parent-style-name="Text_20_body" style:list-style-name="L2">
      <style:text-properties style:font-name="Helvetica2"/>
    </style:style>
    <style:style style:name="P21" style:family="paragraph" style:parent-style-name="Text_20_body" style:list-style-name="L2">
      <style:text-properties style:font-name="Helvetica2"/>
    </style:style>
    <style:style style:name="P22" style:family="paragraph" style:parent-style-name="Text_20_body" style:list-style-name="L2">
      <style:text-properties style:font-name="Helvetica2"/>
    </style:style>
    <style:style style:name="P23" style:family="paragraph" style:parent-style-name="Text_20_body" style:list-style-name="L3">
      <style:text-properties style:font-name="Helvetica2"/>
    </style:style>
    <style:style style:name="P24" style:family="paragraph" style:parent-style-name="Text_20_body" style:list-style-name="L4">
      <style:text-properties style:font-name="Helvetica2"/>
    </style:style>
    <style:style style:name="P25" style:family="paragraph" style:parent-style-name="Text_20_body" style:list-style-name="L4">
      <style:text-properties style:font-name="Helvetica2"/>
    </style:style>
    <style:style style:name="P26" style:family="paragraph" style:parent-style-name="Text_20_body" style:list-style-name="L4">
      <style:text-properties style:font-name="Helvetica2"/>
    </style:style>
    <style:style style:name="P27" style:family="paragraph" style:parent-style-name="Text_20_body">
      <style:text-properties style:font-name="Helvetica2"/>
    </style:style>
    <style:style style:name="P28" style:family="paragraph" style:parent-style-name="Text_20_body" style:list-style-name="L3">
      <style:paragraph-properties fo:margin-left="0.4925in" fo:margin-right="0in" fo:text-indent="0in" style:auto-text-indent="false"/>
      <style:text-properties style:font-name="Helvetica2"/>
    </style:style>
    <style:style style:name="P29" style:family="paragraph" style:parent-style-name="Text_20_body" style:list-style-name="L3">
      <style:paragraph-properties fo:margin-left="0.4925in" fo:margin-right="0in" fo:text-indent="0in" style:auto-text-indent="false"/>
      <style:text-properties style:font-name="Helvetica2"/>
    </style:style>
    <style:style style:name="P30" style:family="paragraph" style:parent-style-name="Text_20_body" style:list-style-name="L3">
      <style:paragraph-properties fo:margin-left="0.4925in" fo:margin-right="0in" fo:text-indent="0in" style:auto-text-indent="false"/>
      <style:text-properties style:font-name="Helvetica2"/>
    </style:style>
    <style:style style:name="P31" style:family="paragraph" style:parent-style-name="Text_20_body" style:list-style-name="L4">
      <style:paragraph-properties fo:margin-left="0.4925in" fo:margin-right="0in" fo:text-indent="0in" style:auto-text-indent="false"/>
      <style:text-properties style:font-name="Helvetica2"/>
    </style:style>
    <style:style style:name="P32" style:family="paragraph" style:parent-style-name="Text_20_body" style:list-style-name="L4">
      <style:paragraph-properties fo:margin-left="0.4925in" fo:margin-right="0in" fo:text-indent="0in" style:auto-text-indent="false"/>
      <style:text-properties style:font-name="Helvetica2"/>
    </style:style>
    <style:style style:name="P33" style:family="paragraph" style:parent-style-name="Text_20_body" style:list-style-name="L4">
      <style:paragraph-properties fo:margin-left="0in" fo:margin-right="0in" fo:text-indent="0in" style:auto-text-indent="false"/>
      <style:text-properties style:font-name="Helvetica2"/>
    </style:style>
    <style:style style:name="P3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7" style:family="paragraph">
      <style:text-properties style:font-name="DejaVu Sans Mono" fo:font-size="12pt" style:font-name-complex="DejaVu Sans Mono"/>
    </style:style>
    <style:style style:name="P3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DejaVu Sans Mono" fo:font-size="10pt" style:font-size-asian="10pt" style:font-size-complex="10pt"/>
    </style:style>
    <style:style style:name="T4" style:family="text">
      <style:text-properties style:font-name="DejaVu Sans Mono" fo:font-size="12pt" style:font-name-complex="DejaVu Sans Mono"/>
    </style:style>
    <style:style style:name="T5" style:family="text">
      <style:text-properties style:font-name="DejaVu Sans Mono" fo:font-size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draw:stroke="solid" svg:stroke-color="#000000" draw:fill="solid" draw:fill-color="#e6e6e6" fo:min-height="1.1728in" draw:shadow="visible" draw:shadow-offset-x="0.0299in" draw:shadow-offset-y="0.0299in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line text:anchor-type="paragraph" draw:z-index="2" draw:style-name="gr2" draw:text-style-name="P38" svg:x1="-0.011in" svg:y1="0.3791in" svg:x2="7.0142in" svg:y2="0.3791in"><text:p/></draw:line>GNOME CI Monitor</text:p>
      <text:p text:style-name="P5">A GNOME Panel Applet for Continuous Integration Monitoring</text:p>
      <text:p text:style-name="P3"/>
      <text:p text:style-name="P2">Requirements Specification</text:p>
      <text:p text:style-name="P1">Version 1.1</text:p>
      <text:p text:style-name="P1">2008-04-24</text:p>
      <text:p text:style-name="Standard"/>
      <text:p text:style-name="Standard"/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repared By:</text:p>
      <text:p text:style-name="P1">Brian Munroe</text:p>
      <text:p text:style-name="P1">brian.e.munroe@gmail.com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35">1.0 – Introduction<text:tab/>3</text:p>
          <text:p text:style-name="P35">2.0 – Planning Requirements<text:tab/>3</text:p>
          <text:p text:style-name="P35">3.0 - Interface Requirements<text:tab/>3</text:p>
          <text:p text:style-name="P36">3.1 - Panel Applet (Application Icon)<text:tab/>3</text:p>
          <text:p text:style-name="P36">3.2 - Primary Interface<text:tab/>4</text:p>
          <text:p text:style-name="P36">3.3 - Context Menu Interface<text:tab/>4</text:p>
          <text:p text:style-name="P36">3.4 - Preferences Interface<text:tab/>4</text:p>
          <text:p text:style-name="P34">3.4.1 - Add New / Edit Project Interface<text:tab/>5</text:p>
          <text:p text:style-name="P34">3.4.2 - Delete Project Interface<text:tab/>5</text:p>
          <text:p text:style-name="P36">3.5 - Application Internationalization<text:tab/>5</text:p>
          <text:p text:style-name="P36">3.6 - Application Accessibility<text:tab/>5</text:p>
          <text:p text:style-name="P35">4.0 - Backend API Specification<text:tab/>5</text:p>
          <text:p text:style-name="P36">4.1 - Backend Module Filesystem Layout <text:tab/>6</text:p>
          <text:p text:style-name="P36">4.2 - Backend Module Basic Example<text:tab/>6</text:p>
        </text:index-body>
      </text:table-of-content>
      <text:p text:style-name="P1"/>
      <text:table-index text:style-name="Sect2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2" text:name="Index of Tables1_Head">
            <text:p text:style-name="Table_20_index_20_heading">Index of Tables</text:p>
          </text:index-title>
          <text:p text:style-name="P9">Table 1: Backend Module Filesystem Layout<text:tab/>6</text:p>
        </text:index-body>
      </text:table-index>
      <text:p text:style-name="P1"/>
      <text:h text:style-name="P8" text:outline-level="1">1.0 – Introduction</text:h>
      <text:p text:style-name="P4">In an attempt to improve my software development skills, I've decided to scratch an itch. <text:s/>I develop Java web applications using the GNOME Desktop, Ant, and gEdit. <text:s/>I also use a continuous integration server to make sure my code jives with the other developers on my team. <text:s/>We currently use Hudson, which has a very nice web interface, but it is a bit of a pain to develop on a 12” notebook and keep an IDE and a browser open, just to monitor the build statuses.</text:p>
      <text:p text:style-name="P4">I am planning to develop a GNOME panel applet, henceforth referred to as <text:span text:style-name="T1">gcimon</text:span>, that will monitor a CI server and report project build statuses and other metrics. <text:s/>The applet will be implemented in Python using the GNOME applet framework, which is included with GNOME by default. <text:s/>My base distribution is Ubuntu 7.10, with the potential of moving to Ubuntu 8.04 when it becomes available.</text:p>
      <text:h text:style-name="Heading_20_1" text:outline-level="1">2.0 – Planning Requirements</text:h>
      <text:p text:style-name="P4">In addition to improving my software development skills, I will also attempt to improve my software project management skills. <text:s/>I am expecting to manage the entire software process, from planning to implementation to release and maintenance. <text:s/>I expect to develop a project plan which will include time lines for planning, development, project set up (online) prior to any actual code writing. <text:s/>Also, since this is a personal project, funded by only myself, excellent time management is critical to the success of the project. <text:s/>I would like to spend around at a minimum of 8 hours per week at the beginning.</text:p>
      <text:h text:style-name="Heading_20_1" text:outline-level="1">3.0 - Interface Requirements</text:h>
      <text:p text:style-name="P4">I have a basic idea of what the application should do, but I would like to spend some time studying the Hudson UI and feature set to determine what would be the most beneficial things to include in the first release. <text:s/>The crux of the problem might be trying to use features from the Hudson CI tool that might not be available in other CIs (which will come at a later date)</text:p>
      <text:h text:style-name="Heading_20_2" text:outline-level="2">3.1 - Panel Applet (Application Icon)</text:h>
      <text:p text:style-name="P4">The applet will reside on the panel (menu bar) and will be color changing, depending upon the status of the builds that are being monitored. <text:s/>The applet will have several events a single click will make the primary interface appear, while a right-click will make a context menu appear. <text:s/>These interfaces are outlined in more detail below.</text:p>
      <text:h text:style-name="Heading_20_2" text:outline-level="2"><text:soft-page-break/>3.2 - Primary Interface</text:h>
      <text:p text:style-name="P4">The primary interface will be accessed by a single click of the panel applet. <text:s/>This piece of the UI will show the statuses of the projects configured for monitoring. <text:s/>It will have the following features:</text:p>
      <text:list text:style-name="L1">
        <text:list-item>
          <text:p text:style-name="P11">Current Build Status Icon (colorized for status)</text:p>
        </text:list-item>
        <text:list-item>
          <text:p text:style-name="P11">"Weather Report" project status Icon (shape changing for weather)</text:p>
        </text:list-item>
        <text:list-item>
          <text:p text:style-name="P11">Project URL will open browser to Hudson Web interface</text:p>
        </text:list-item>
        <text:list-item>
          <text:p text:style-name="P11">Project "Refresh" button</text:p>
        </text:list-item>
        <text:list-item>
          <text:p text:style-name="P11">Window Close</text:p>
        </text:list-item>
        <text:list-item>
          <text:p text:style-name="P11">"All Projects Refresh" button</text:p>
        </text:list-item>
        <text:list-item>
          <text:p text:style-name="P11">Application Activity (throbber) indicator</text:p>
        </text:list-item>
      </text:list>
      <text:h text:style-name="Heading_20_2" text:outline-level="2" text:is-list-header="true">3.3 - Context Menu Interface</text:h>
      <text:p text:style-name="P4">By right-clicking on the panel applet icon, a context menu will appear. <text:s/>This context menu will give the user the ability to do the following</text:p>
      <text:list text:style-name="L2">
        <text:list-item>
          <text:p text:style-name="P18">Exit the application</text:p>
        </text:list-item>
        <text:list-item>
          <text:p text:style-name="P18">Provide some meta info regarding the applet (About)</text:p>
        </text:list-item>
        <text:list-item>
          <text:p text:style-name="P18">Remove / Move / Lock to panel (GNOME HIG)</text:p>
        </text:list-item>
        <text:list-item>
          <text:p text:style-name="P18">Access Help</text:p>
        </text:list-item>
        <text:list-item>
          <text:p text:style-name="P18">Open the Preferences (Configure) UI</text:p>
        </text:list-item>
      </text:list>
      <text:h text:style-name="Heading_20_2" text:outline-level="2">3.4 - Preferences Interface</text:h>
      <text:p text:style-name="P4">The Preferences interface is used to add, remove and modify projects a user wishes to monitor. <text:s/>It will also give the user the ability to configure general application settings, which have yet to be determined. <text:s/>From viewing several popular applications (gEdit, F-Spot, Movie Player) it would seem that References Interfaces are usually implemented using Tabbed Notebook widgets or a list control (See Fig 6-25)<text:note text:id="ftn1" text:note-class="footnote"><text:note-citation>1</text:note-citation><text:note-body><text:p text:style-name="Footnote"><text:s/><text:span text:style-name="T3">http://library.gnome.org/devel/hig-book/2.22/controls-notebooks.html.en</text:span></text:p></text:note-body></text:note></text:p>
      <text:p text:style-name="P4">However, in the first release, it doesn't appear that I'll have enough requirements to fill more then a Projects tab, so both a Tabbed Notebook or a List Control might be overkill. <text:s/>Currently the only list element will be Project, which should include:</text:p>
      <text:list text:style-name="L3">
        <text:list-item>
          <text:p text:style-name="P23"><text:soft-page-break/>Projects Element</text:p>
        </text:list-item>
        <text:list-item>
          <text:p text:style-name="P28">Add New Project</text:p>
        </text:list-item>
        <text:list-item>
          <text:p text:style-name="P28">Edit Project</text:p>
        </text:list-item>
        <text:list-item>
          <text:p text:style-name="P28">Delete Project</text:p>
        </text:list-item>
      </text:list>
      <text:h text:style-name="Heading_20_3" text:outline-level="3">3.4.1 - Add New / Edit Project Interface</text:h>
      <text:p text:style-name="P4">The Add New and Edit Project interfaces will include the following elements:</text:p>
      <text:list text:style-name="L4">
        <text:list-item>
          <text:p text:style-name="P24">Server Type - Which back end to use (Hudson, Cruise Control, etc)</text:p>
        </text:list-item>
        <text:list-item>
          <text:p text:style-name="P24">Project URL - What is the project entry point</text:p>
        </text:list-item>
        <text:list-item>
          <text:p text:style-name="P24">Authentication</text:p>
        </text:list-item>
        <text:list-item>
          <text:p text:style-name="P31">Username</text:p>
        </text:list-item>
        <text:list-item>
          <text:p text:style-name="P31">Password</text:p>
        </text:list-item>
        <text:list-item>
          <text:p text:style-name="P33">Monitoring Interval</text:p>
        </text:list-item>
      </text:list>
      <text:h text:style-name="Heading_20_3" text:outline-level="3">3.4.2 - Delete Project Interface</text:h>
      <text:p text:style-name="P7">The Delete Project interface is a very simple Yes/No dialog that just confirms that the user wants to delete the specified project.</text:p>
      <text:h text:style-name="Heading_20_2" text:outline-level="2">3.5 - Application Internationalization</text:h>
      <text:p text:style-name="P4">Because there is a desire for wide-spread adoption of gcimon, internationalization is an important part of the application requirements. <text:s/>Message/Application dialogs will support the ability to display various </text:p>
      <text:h text:style-name="Heading_20_2" text:outline-level="2">3.6 - Application Accessibility</text:h>
      <text:p text:style-name="P4">As of right now, accessibility will be added to the application as time permits, but it is not a high priority for the first release.</text:p>
      <text:h text:style-name="Heading_20_1" text:outline-level="1">4.0 - Backend API Specification</text:h>
      <text:p text:style-name="P4">One of the design goals of gcimon is to provide a flexible architecture for extending what brands of continuous integration services it supports. <text:s/>Since the original developer doesn't have the resources or desire to write backend support for <text:span text:style-name="T2">every</text:span> CI system on the market, gcimon will allow third-parties to develop additional backends. </text:p>
      <text:p text:style-name="P4"><text:soft-page-break/>One of the struggle points with the current design is trying to find the common features of a sample of CI servers on the market. <text:s/>Hudson and CruiseControl are being evaluated to determine these features.</text:p>
      <text:h text:style-name="Heading_20_2" text:outline-level="2">4.1 - Backend Module Filesystem Layout </text:h>
      <text:p text:style-name="P4">Since a backend module may contain more then just Python code, the system will allow third-party developers to simply drop a directory structure in the GCIMON_HOME/backends/ directory, restart the applet, and the new backend should automatically be available for use. <text:s/>This directory structure should match the following convention:</text:p>
      <text:p text:style-name="P4"><draw:frame draw:style-name="fr1" draw:name="Frame1" text:anchor-type="paragraph" svg:x="0.1398in" svg:y="0.0972in" svg:width="6.7598in" draw:z-index="0"><draw:text-box fo:min-height="1.2189in"><text:p text:style-name="Table"><draw:frame text:anchor-type="paragraph" draw:z-index="1" draw:style-name="gr1" draw:text-style-name="P37" svg:width="6.7295in" svg:height="1.1886in" svg:x="0.0154in" svg:y="0in"><draw:text-box><text:p><text:span text:style-name="T4"/></text:p><text:p><text:span text:style-name="T4"><text:s text:c="2"/></text:span><text:span text:style-name="T4">GCIMON_HOME/backends</text:span></text:p><text:p><text:span text:style-name="T4"><text:s text:c="6"/></text:span><text:span text:style-name="T4">mynewbackend/</text:span></text:p><text:p><text:span text:style-name="T5"><text:tab/></text:span><text:span text:style-name="T5"><text:tab/></text:span><text:span text:style-name="T5"> <text:s text:c="4"/></text:span><text:span text:style-name="T5">__init__.py</text:span></text:p><text:p><text:span text:style-name="T5"><text:tab/></text:span><text:span text:style-name="T5"><text:tab/></text:span><text:span text:style-name="T5"> <text:s text:c="4"/></text:span><text:span text:style-name="T5">...</text:span></text:p><text:p><text:span text:style-name="T5"/></text:p></draw:text-box></draw:frame>Table <text:sequence text:ref-name="refTable0" text:name="Table" text:formula="ooow:Table+1" style:num-format="1">1</text:sequence>: Backend Module Filesystem Layout</text:p></draw:text-box></draw:frame></text:p>
      <text:p text:style-name="P4">As shown in the example above, the file structure will allow new backends to cleanly integrate with the application. <text:s/>Since some backends may not be pure Python implementations and may require additional libraries (C, C++, Java object code, etc) containing these elements within a steparate directory provides a very clean 'package' for new backends.</text:p>
      <text:h text:style-name="Heading_20_2" text:outline-level="2">4.2 - Backend Module Basic Example</text:h>
      <text:p text:style-name="Text_20_body">This will be covered in another document, targeted at backend developers, but for now, it will be the 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2" svg:font-family="Tahoma"/>
    <style:font-face style:name="Times" svg:font-family="Times"/>
    <style:font-face style:name="DejaVu Sans Mono1" svg:font-family="'DejaVu Sans Mono'" style:font-family-generic="swiss"/>
    <style:font-face style:name="Helvetica2" svg:font-family="Helvetica" style:font-family-generic="swiss"/>
    <style:font-face style:name="Helvetica1" svg:font-family="Helvetica" style:font-adornments="Regular" style:font-family-generic="swiss"/>
    <style:font-face style:name="Times1" svg:font-family="Times" style:font-family-generic="swiss"/>
    <style:font-face style:name="DejaVu Sans Mono" svg:font-family="'DejaVu Sans Mono'" style:font-family-generic="swiss" style:font-pitch="fixed"/>
    <style:font-face style:name="DejaVu Sans Mono2" svg:font-family="'DejaVu Sans Mono'" style:font-family-generic="swiss" style:font-pitch="variable"/>
    <style:font-face style:name="Tahoma1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2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Helvetica1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Helvetica1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Helvetica1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Helvetica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Brian Munroe</meta:initial-creator>
    <meta:creation-date>2008-03-11T09:37:40</meta:creation-date>
    <dc:creator>Brian Munroe</dc:creator>
    <dc:date>2008-04-24T13:34:57</dc:date>
    <meta:editing-cycles>65</meta:editing-cycles>
    <meta:editing-duration>PT8H8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81" meta:word-count="1118" meta:character-count="6947"/>
  </office:meta>
</office:document-meta>
</file>